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args){</text:p>
      <text:p text:style-name="Standard"><text:s text:c="8"/>circle c=new circle();</text:p>
      <text:p text:style-name="Standard"><text:s text:c="8"/>c.getArea(4);</text:p>
      <text:p text:style-name="Standard"><text:s text:c="8"/>c.getPerimeter(4);</text:p>
      <text:p text:style-name="Standard"><text:s text:c="4"/>}</text:p>
      <text:p text:style-name="Standard">}</text:p>
      <text:p text:style-name="Standard">class Shape{</text:p>
      <text:p text:style-name="Standard"><text:s text:c="4"/>void getArea(){</text:p>
      <text:p text:style-name="Standard"><text:s text:c="8"/></text:p>
      <text:p text:style-name="Standard"><text:s text:c="4"/>}</text:p>
      <text:p text:style-name="Standard"><text:s text:c="4"/>void getPerimeter(){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  <text:p text:style-name="Standard">class circle extends Shape{</text:p>
      <text:p text:style-name="Standard"><text:s text:c="4"/>void getArea(int r){</text:p>
      <text:p text:style-name="Standard"><text:s text:c="8"/>System.out.println(3.14*r*r);</text:p>
      <text:p text:style-name="Standard"><text:s text:c="8"/></text:p>
      <text:p text:style-name="Standard"><text:s text:c="4"/>}</text:p>
      <text:p text:style-name="Standard"><text:s text:c="4"/>void getPerimeter(int r){</text:p>
      <text:p text:style-name="Standard"><text:s text:c="8"/>System.out.println(2*3.14*r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26:57.409316430</meta:creation-date>
    <dc:date>2024-09-19T11:27:36.061374369</dc:date>
    <meta:editing-duration>PT38S</meta:editing-duration>
    <meta:editing-cycles>1</meta:editing-cycles>
    <meta:document-statistic meta:table-count="0" meta:image-count="0" meta:object-count="0" meta:page-count="1" meta:paragraph-count="25" meta:word-count="37" meta:character-count="395" meta:non-whitespace-character-count="271"/>
    <meta:generator>LibreOffice/6.4.7.2$Linux_X86_64 LibreOffice_project/40$Build-2</meta:generator>
  </office:meta>
</office:document-meta>
</file>